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bd254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bd25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4bd254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470f0" officeooo:paragraph-rsid="0019eb27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f1c38" officeooo:paragraph-rsid="004f1c38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4f1c38" officeooo:paragraph-rsid="004f1c38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64694d" officeooo:paragraph-rsid="0064694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f1c38" officeooo:paragraph-rsid="0064694d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49aab" officeooo:paragraph-rsid="00649aab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bold" officeooo:rsid="004f1c38" officeooo:paragraph-rsid="00649aab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4694d" officeooo:paragraph-rsid="0064694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4694d" officeooo:paragraph-rsid="0069661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4694d" officeooo:paragraph-rsid="0064694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4694d" officeooo:paragraph-rsid="0064694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f1c38" officeooo:paragraph-rsid="004f1c3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f1c38" officeooo:paragraph-rsid="0064694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4f1c38" officeooo:paragraph-rsid="0064694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288dc" officeooo:paragraph-rsid="0064694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64553" officeooo:paragraph-rsid="0064694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c7899" officeooo:paragraph-rsid="0064694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c7899" officeooo:paragraph-rsid="0064694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97d71" officeooo:paragraph-rsid="0064694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f1c38" officeooo:paragraph-rsid="0064694d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4694d" officeooo:paragraph-rsid="0064694d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color="#c9211e" loext:opacity="100%" style:text-line-through-style="none" style:text-line-through-type="none" style:font-name="DejaVu Sans Condensed1" fo:font-size="12pt" fo:font-style="normal" fo:font-weight="normal" officeooo:rsid="0052b348" officeooo:paragraph-rsid="0064694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fo:color="#c9211e" loext:opacity="100%" style:text-line-through-style="solid" style:text-line-through-type="single" style:font-name="DejaVu Sans Condensed1" fo:font-size="12pt" fo:font-style="normal" fo:font-weight="normal" officeooo:rsid="0052b348" officeooo:paragraph-rsid="00649aa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use-window-font-color="true" loext:opacity="0%" style:text-line-through-style="none" style:text-line-through-type="none" style:font-name="DejaVu Sans Condensed1" fo:font-size="12pt" fo:font-style="normal" fo:font-weight="normal" officeooo:rsid="00564553" officeooo:paragraph-rsid="0064694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9">
      <style:paragraph-properties fo:text-align="start" style:justify-single-word="false"/>
      <style:text-properties style:use-window-font-color="true" loext:opacity="0%" style:text-line-through-style="solid" style:text-line-through-type="single" style:font-name="DejaVu Sans Condensed1" fo:font-size="12pt" fo:font-style="normal" fo:font-weight="normal" officeooo:rsid="005fd445" officeooo:paragraph-rsid="00649aa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style:use-window-font-color="true" loext:opacity="0%" style:text-line-through-style="solid" style:text-line-through-type="single" style:font-name="DejaVu Sans Condensed1" fo:font-size="12pt" fo:font-style="normal" fo:font-weight="normal" officeooo:rsid="00564553" officeooo:paragraph-rsid="00649aab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officeooo:paragraph-rsid="0064694d"/>
    </style:style>
    <style:style style:name="P31" style:family="paragraph" style:parent-style-name="Standard" style:list-style-name="L7">
      <style:paragraph-properties fo:text-align="start" style:justify-single-word="false"/>
      <style:text-properties officeooo:paragraph-rsid="0064694d"/>
    </style:style>
    <style:style style:name="P32" style:family="paragraph" style:parent-style-name="Standard" style:list-style-name="L8">
      <style:paragraph-properties fo:text-align="start" style:justify-single-word="false"/>
      <style:text-properties officeooo:paragraph-rsid="0064694d"/>
    </style:style>
    <style:style style:name="P33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4f1c38" officeooo:paragraph-rsid="0064694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2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4f1c38" officeooo:paragraph-rsid="00649aab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4f1c38" officeooo:paragraph-rsid="00649aab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4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4f1c38" officeooo:paragraph-rsid="00649aab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97d71" officeooo:paragraph-rsid="0064694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97d71" officeooo:paragraph-rsid="00649aab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6288dc" officeooo:paragraph-rsid="00649aab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64553" officeooo:paragraph-rsid="00649aab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1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c7899" officeooo:paragraph-rsid="00649aab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c7899" officeooo:paragraph-rsid="00649aab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officeooo:paragraph-rsid="00649aab"/>
    </style:style>
    <style:style style:name="P44" style:family="paragraph" style:parent-style-name="Standard" style:list-style-name="L13">
      <style:paragraph-properties fo:text-align="start" style:justify-single-word="false"/>
      <style:text-properties style:text-line-through-style="solid" style:text-line-through-type="single" officeooo:paragraph-rsid="00649aab"/>
    </style:style>
    <style:style style:name="P45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DejaVu Sans Condensed" fo:font-size="12pt" fo:font-style="normal" fo:font-weight="normal" officeooo:rsid="004f1c38" officeooo:paragraph-rsid="00649aab" style:font-name-asian="DejaVu Sans Condensed" style:font-size-asian="12pt" style:font-style-asian="normal" style:font-weight-asian="normal" style:font-name-complex="DejaVu Sans Condensed" style:font-size-complex="12pt" style:font-style-complex="normal" style:font-weight-complex="normal"/>
    </style:style>
    <style:style style:name="T1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2d81d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4470f0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4e80d7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538e37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54e939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672212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6a952f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6be7f0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style="normal" fo:font-weight="bold" officeooo:rsid="004f1c38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DejaVu Sans Condensed1" fo:font-size="12pt" fo:font-style="normal" fo:font-weight="bold" officeooo:rsid="006288dc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DejaVu Sans Condensed1" fo:font-size="12pt" fo:font-style="normal" fo:font-weight="normal" officeooo:rsid="004f1c38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1" fo:font-size="12pt" fo:font-style="normal" fo:font-weight="normal" officeooo:rsid="00597d71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035db3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6288dc" style:font-weight-asian="bold" style:font-weight-complex="bold"/>
    </style:style>
    <style:style style:name="T19" style:family="text">
      <style:text-properties fo:font-weight="bold" officeooo:rsid="0057f24a" style:font-weight-asian="bold" style:font-weight-complex="bold"/>
    </style:style>
    <style:style style:name="T20" style:family="text">
      <style:text-properties fo:font-weight="bold" officeooo:rsid="005a6eb8" style:font-weight-asian="bold" style:font-weight-complex="bold"/>
    </style:style>
    <style:style style:name="T21" style:family="text">
      <style:text-properties fo:font-weight="bold" officeooo:rsid="00597d71" style:font-weight-asian="bold" style:font-weight-complex="bold"/>
    </style:style>
    <style:style style:name="T22" style:family="text">
      <style:text-properties fo:font-weight="bold" officeooo:rsid="0064694d" style:font-weight-asian="bold" style:font-weight-complex="bold"/>
    </style:style>
    <style:style style:name="T23" style:family="text">
      <style:text-properties fo:font-weight="bold" officeooo:rsid="005c7899" style:font-weight-asian="bold" style:font-weight-complex="bold"/>
    </style:style>
    <style:style style:name="T24" style:family="text">
      <style:text-properties fo:font-weight="bold" officeooo:rsid="004f1c38" style:font-weight-asian="bold" style:font-weight-complex="bold"/>
    </style:style>
    <style:style style:name="T25" style:family="text">
      <style:text-properties officeooo:rsid="00597d71"/>
    </style:style>
    <style:style style:name="T26" style:family="text">
      <style:text-properties officeooo:rsid="005a6eb8"/>
    </style:style>
    <style:style style:name="T27" style:family="text">
      <style:text-properties officeooo:rsid="005c7899"/>
    </style:style>
    <style:style style:name="T28" style:family="text">
      <style:text-properties officeooo:rsid="005dd12d"/>
    </style:style>
    <style:style style:name="T29" style:family="text">
      <style:text-properties officeooo:rsid="006019a6"/>
    </style:style>
    <style:style style:name="T30" style:family="text">
      <style:text-properties officeooo:rsid="006288dc"/>
    </style:style>
    <style:style style:name="T31" style:family="text">
      <style:text-properties style:text-line-through-style="none" style:text-line-through-type="none" style:font-name="DejaVu Sans Condensed1" fo:font-size="12pt" fo:font-style="normal" fo:font-weight="normal" officeooo:rsid="004f1c38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line-through-style="none" style:text-line-through-type="none" style:font-name="DejaVu Sans Condensed1" fo:font-size="12pt" fo:font-style="normal" fo:font-weight="normal" officeooo:rsid="00597d7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line-through-style="none" style:text-line-through-type="none" style:font-name="DejaVu Sans Condensed1" fo:font-size="12pt" fo:font-style="normal" fo:font-weight="normal" officeooo:rsid="0064694d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line-through-style="none" style:text-line-through-type="none" style:font-name="DejaVu Sans Condensed1" fo:font-size="12pt" fo:font-style="normal" fo:font-weight="bold" officeooo:rsid="004f1c38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style="normal" fo:font-weight="bold" officeooo:rsid="006288dc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officeooo:rsid="0064694d"/>
    </style:style>
    <style:style style:name="T37" style:family="text">
      <style:text-properties officeooo:rsid="004f1c38"/>
    </style:style>
    <style:style style:name="T38" style:family="text">
      <style:text-properties officeooo:rsid="0064e32e"/>
    </style:style>
    <style:style style:name="T39" style:family="text">
      <style:text-properties officeooo:rsid="00657fa0"/>
    </style:style>
    <style:style style:name="T40" style:family="text">
      <style:text-properties officeooo:rsid="00678487"/>
    </style:style>
    <style:style style:name="T41" style:family="text">
      <style:text-properties officeooo:rsid="00680ff0"/>
    </style:style>
    <style:style style:name="T42" style:family="text">
      <style:text-properties officeooo:rsid="0069f25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6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7">50</text:span><text:span text:style-name="T11">9</text:span><text:span text:style-name="T9">b</text:span><text:span text:style-name="T3"> - </text:span><text:span text:style-name="T1">A/G</text:span><text:span text:style-name="T2"> - </text:span><text:span text:style-name="T8">Pilot - </text:span><text:span text:style-name="T4">AGM-</text:span><text:span text:style-name="T6">45</text:span><text:span text:style-name="T5"> </text:span><text:span text:style-name="T6">Shrike</text:span><text:span text:style-name="T9"> Loft attack</text:span></text:p>
      <text:p text:style-name="P4"/>
      <text:p text:style-name="P7">AGM-45 Shrike behavior</text:p>
      <text:list text:style-name="L1">
        <text:list-item>
          <text:p text:style-name="P11">With <text:span text:style-name="T17">Direct Attack</text:span> seeker, missile will start guiding 3 seconds after launch.</text:p>
        </text:list-item>
        <text:list-item>
          <text:p text:style-name="P11">With <text:span text:style-name="T17">Loft Attack</text:span> seeker, missile will remain ballistic until under 18,000 ft MSL <text:span text:style-name="T17">and</text:span> pressure has increased 1 PSI (1,000 to 3,000 ft) since apogee.</text:p>
        </text:list-item>
        <text:list-item>
          <text:p text:style-name="P12">Seeker LOS cone is 45 degrees (22.5 from centerline in all directions)<text:span text:style-name="T42">. <text:s/>Max seeker detection range seems to be about 27 nmi/50 km.</text:span></text:p>
        </text:list-item>
        <text:list-item>
          <text:p text:style-name="P11">Some seekers will give a tone and/or ADI steering on some radars, and some won't. <text:s/>TODO</text:p>
        </text:list-item>
      </text:list>
      <text:p text:style-name="P4"/>
      <text:p text:style-name="P6">Fence In</text:p>
      <text:list text:style-name="L2">
        <text:list-item>
          <text:p text:style-name="P15"><text:span text:style-name="T17">MASTER ARM</text:span> ... <text:span text:style-name="T17">ON</text:span></text:p>
        </text:list-item>
      </text:list>
      <text:p text:style-name="P5"/>
      <text:p text:style-name="P7">AGM-45 Shrike -- Loft attack, WRCS mode with LOFT seeker, <text:span text:style-name="T41">ideally </text:span>from <text:span text:style-name="T41">2</text:span>0,000 ft AGL or higher</text:p>
      <text:list text:style-name="L3">
        <text:list-item>
          <text:p text:style-name="P13">This is for a visual attack from medium to high altitude. <text:s/>Range is triangulated by putting your pipper on the target, or using the ADI needles. <text:s/>Target altitude must be estimated and set in Jester kneeboard.</text:p>
        </text:list-item>
        <text:list-item>
          <text:p text:style-name="P25">IMPORTANT! <text:s/>Before takeoff, <text:span text:style-name="T36">on rearming screen, </text:span>set <text:span text:style-name="T22">RF Guidance Unit</text:span><text:span text:style-name="T36"> on missile </text:span>to appropriate type for target<text:span text:style-name="T36">, and set </text:span><text:span text:style-name="T22">Attack Profile</text:span><text:span text:style-name="T36"> (seeker mode) to </text:span><text:span text:style-name="T22">Loft Attack</text:span>.</text:p>
        </text:list-item>
        <text:list-item>
          <text:p text:style-name="P27">Adjust Shrike volume with AURAL TONE knob (left console far aft).</text:p>
        </text:list-item>
      </text:list>
      <text:list xml:id="list3534988211" text:style-name="L4">
        <text:list-item>
          <text:p text:style-name="P18">Setup:</text:p>
          <text:list>
            <text:list-item>
              <text:p text:style-name="P19"><text:span text:style-name="T17">Sight Mode knob</text:span> ... <text:span text:style-name="T18">CAGE</text:span><text:span text:style-name="T30"> or </text:span><text:span text:style-name="T17">A/G</text:span><text:span text:style-name="T36"> (in </text:span><text:span text:style-name="T40">AGM-45</text:span><text:span text:style-name="T36"> mode, sight is automatically caged)</text:span></text:p>
            </text:list-item>
            <text:list-item>
              <text:p text:style-name="P30"><text:span text:style-name="T34">Station Select buttons</text:span><text:span text:style-name="T31"> ... </text:span><text:span text:style-name="T34">weapon stations selecte</text:span><text:span text:style-name="T35">d</text:span>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20">NOTE All selected missiles will be launched automatically, so only select the ones you want to launch.</text:p>
                </text:list-item>
              </text:list>
            </text:list-item>
          </text:list>
        </text:list-item>
      </text:list>
      <text:list xml:id="list41611600812400" text:continue-list="list3534988211" text:style-name="L4">
        <text:list-item>
          <text:list>
            <text:list-item>
              <text:p text:style-name="P19"><text:span text:style-name="T17">Fuze switch</text:span> ... <text:span text:style-name="T19">ignored</text:span></text:p>
            </text:list-item>
            <text:list-item>
              <text:p text:style-name="P19"><text:span text:style-name="T17">Delivery Mode knob</text:span> ... <text:span text:style-name="T17">AGM-45</text:span></text:p>
            </text:list-item>
            <text:list-item>
              <text:p text:style-name="P19"><text:span text:style-name="T17">Weapon Select knob</text:span> ... <text:span text:style-name="T17">ARM</text:span>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16">This activates the missile seeker, and provides steering information to detected emitter.</text:p>
                </text:list-item>
              </text:list>
            </text:list-item>
          </text:list>
        </text:list-item>
      </text:list>
      <text:list xml:id="list41610439301465" text:continue-list="list41611600812400" text:style-name="L4">
        <text:list-item>
          <text:list>
            <text:list-item>
              <text:p text:style-name="P17"><text:span text:style-name="T17">TGT/MSL REJ switch</text:span> ... <text:span text:style-name="T17">DF REJ</text:span> <text:span text:style-name="T25">(down)</text:span><text:span text:style-name="T36"> (center console)</text:span>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31"><text:span text:style-name="T32">DF REJ uses pitch elevation data from INS, which is more accurate than the missile seeker data. <text:s/>NORM (middle switch position) </text:span><text:span text:style-name="T31">uses missile seeker</text:span><text:span text:style-name="T32"> data.</text:span><text:span text:style-name="T33"> <text:s/>As of 2024-12-10, both work the same.</text:span></text:p>
                </text:list-item>
              </text:list>
            </text:list-item>
          </text:list>
        </text:list-item>
      </text:list>
      <text:list xml:id="list41611683686202" text:continue-list="list41610439301465" text:style-name="L4">
        <text:list-item>
          <text:list>
            <text:list-item>
              <text:p text:style-name="P33"><text:span text:style-name="T17">WSO</text:span><text:span text:style-name="T25"> (If you are pilot, you'll have to go to the WSO seat and set these up yourself</text:span>)<text:span text:style-name="T25">:</text:span></text:p>
              <text:list>
                <text:list-item>
                  <text:p text:style-name="P33"><text:span text:style-name="T20">WRCS </text:span><text:span text:style-name="T21">Target Altitude knob</text:span><text:span text:style-name="T25"> ... </text:span><text:span text:style-name="T21">set to target altitude</text:span><text:span text:style-name="T25"> (use F10 map)</text:span><text:span text:style-name="T26"> (left console middle)</text:span></text:p>
                </text:list-item>
                <text:list-item>
                  <text:p text:style-name="P37"><text:span text:style-name="T17">WRCS </text:span><text:span text:style-name="T20">BIT </text:span><text:span text:style-name="T17">Mode knob</text:span> ... <text:span text:style-name="T17">AGM-45</text:span><text:span text:style-name="T26"> (left console middle)</text:span></text:p>
                </text:list-item>
              </text:list>
            </text:list-item>
          </text:list>
        </text:list-item>
        <text:list-item>
          <text:p text:style-name="P17">ADI needles show steering information<text:span text:style-name="T36"> (only with some seeker/emitter combos)</text:span>. <text:s/>Fly to center the needles.</text:p>
        </text:list-item>
      </text:list>
      <text:list text:style-name="L8">
        <text:list-item>
          <text:list>
            <text:list-item>
              <text:p text:style-name="P32"><text:span text:style-name="T31">Bank angle ma</text:span><text:span text:style-name="T33">y</text:span><text:span text:style-name="T31"> change steering </text:span><text:span text:style-name="T33">direction</text:span><text:span text:style-name="T31">, so multiple corrections may be needed to get the needles centered when wings are leveled.</text:span></text:p>
            </text:list-item>
          </text:list>
        </text:list-item>
      </text:list>
      <text:list xml:id="list41611804324202" text:continue-list="list41611683686202" text:style-name="L4">
        <text:list-item>
          <text:p text:style-name="P22">BDHI <text:span text:style-name="T27">distance readout </text:span><text:span text:style-name="T36">will</text:span> show ground distance to <text:span text:style-name="T36">where the pipper is, max range shown is 30 nmi</text:span><text:span text:style-name="T27">.</text:span></text:p>
        </text:list-item>
        <text:list-item>
          <text:p text:style-name="P21">Put pipper on target (exactly on target if possible)<text:span text:style-name="T36">, or exactly center the ADI needles</text:span>.</text:p>
        </text:list-item>
        <text:list-item>
          <text:p text:style-name="P14">As you put the nose down, the WRCS will continuously calculate whether you're in the Shrike launch envelope based on the distance to the pipper location.</text:p>
        </text:list-item>
        <text:list-item>
          <text:p text:style-name="P17"><text:span text:style-name="T36">As you get within the launch envelope, </text:span>AOA indicator shows release maneuver<text:span text:style-name="T36"> that will be required</text:span>:</text:p>
          <text:list>
            <text:list-header>
              <text:p text:style-name="P23"><text:span text:style-name="T17">⋁</text:span> -- <text:span text:style-name="T36">Close range, launch must be in dive directly at target.</text:span></text:p>
              <text:p text:style-name="P23"><text:span text:style-name="T17">O</text:span> -- <text:span text:style-name="T36">Medium range, launch in level flight.</text:span></text:p>
              <text:p text:style-name="P23"><text:span text:style-name="T17">⋀</text:span> -- <text:span text:style-name="T36">Long range, launch must be in pullup loft maneuver.</text:span></text:p>
              <text:p text:style-name="P24">(no lights = not in range, either too far or too close)</text:p>
            </text:list-header>
          </text:list>
        </text:list-item>
        <text:list-item>
          <text:p text:style-name="P14">You may have to dip the nose to the target several times to check if you're in range.</text:p>
        </text:list-item>
        <text:list-item>
          <text:p text:style-name="P14">When one of the lights is lit, put the pipper exactly on the target and <text:span text:style-name="T17">p</text:span><text:span text:style-name="T23">ress and hold Red Button</text:span> to lock in the range and begin the launch maneuver. <text:s/>(Keep pickle held through the maneuver until missiles launch.)</text:p>
        </text:list-item>
        <text:list-item>
          <text:p text:style-name="P14">With pickle held, the <text:span text:style-name="T37">AOA indicator </text:span>shows the required maneuver<text:span text:style-name="T37">:</text:span></text:p>
          <text:list>
            <text:list-header>
              <text:p text:style-name="P23"><text:span text:style-name="T17">⋁</text:span> -- <text:span text:style-name="T36">Push nose down.</text:span></text:p>
              <text:p text:style-name="P23"><text:span text:style-name="T17">O</text:span> -- <text:span text:style-name="T36">M</text:span>aintain current attitude for imminent launch<text:span text:style-name="T36"> (5 seconds or less).</text:span></text:p>
              <text:p text:style-name="P23"><text:span text:style-name="T17">⋀</text:span> -- <text:span text:style-name="T36">Pull nose up and keep pulling until the </text:span><text:span text:style-name="T17">O</text:span><text:span text:style-name="T36"> is lit.</text:span></text:p>
            </text:list-header>
          </text:list>
        </text:list-item>
        <text:list-item>
          <text:p text:style-name="P24">When the <text:span text:style-name="T24">O</text:span> is lit, hold steady until the missiles launch. <text:s/>If you pull up too much, or if you're firing several missiles, you may need to push the nose back down a bit (AOA <text:span text:style-name="T24">⋁</text:span><text:span text:style-name="T17"> </text:span>light will illuminate if so).</text:p>
        </text:list-item>
        <text:list-item>
          <text:p text:style-name="P23">Missile<text:span text:style-name="T36">s</text:span> will <text:span text:style-name="T27">automatically </text:span>launch when in range<text:span text:style-name="T27"> if Red Button is still held. <text:s/>IMPORTANT All selected missiles will launch one after the other, even if you let go of pickle after first one launches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OLD<text:span text:style-name="T38"> (delete this if above steps work</text:span><text:span text:style-name="T39"> after verifying</text:span><text:span text:style-name="T38">)</text:span>:</text:p>
      <text:p text:style-name="P10">AGM-45 Shrike -- WRCS mode<text:span text:style-name="T28">, high altitude attack (15k+ ft??)</text:span></text:p>
      <text:list text:style-name="L9">
        <text:list-item>
          <text:p text:style-name="P28">IMPORTANT <text:span text:style-name="T29">FIXME </text:span>This mode is currently (2024-05-25) not working as it should. <text:s/>Steps below are what seem to currently work in game.</text:p>
        </text:list-item>
        <text:list-item>
          <text:p text:style-name="P26">IMPORTANT! <text:s/>Before takeoff, set seeker on missile to appropriate type for target. <text:s/>Also set the attack profile to Direct or Loft.</text:p>
        </text:list-item>
        <text:list-item>
          <text:p text:style-name="P29">Adjust Shrike volume with AURAL TONE knob (left console far aft).</text:p>
        </text:list-item>
      </text:list>
      <text:list xml:id="list1661814751" text:style-name="L10">
        <text:list-item>
          <text:p text:style-name="P39">Setup:</text:p>
          <text:list>
            <text:list-item>
              <text:p text:style-name="P40"><text:span text:style-name="T17">Sight Mode knob</text:span> ... <text:span text:style-name="T18">CAGE</text:span><text:span text:style-name="T30"> or </text:span>A/G</text:p>
            </text:list-item>
            <text:list-item>
              <text:p text:style-name="P43"><text:span text:style-name="T12">Station Select buttons</text:span><text:span text:style-name="T14"> ... </text:span><text:span text:style-name="T12">weapon stations selecte</text:span><text:span text:style-name="T13">d</text:span></text:p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p text:style-name="P41">NOTE All selected missiles will be launched automatically, so only select the ones you want to launch.</text:p>
                </text:list-item>
              </text:list>
            </text:list-item>
          </text:list>
        </text:list-item>
      </text:list>
      <text:list xml:id="list41611553806016" text:continue-list="list1661814751" text:style-name="L10">
        <text:list-item>
          <text:list>
            <text:list-item>
              <text:p text:style-name="P40"><text:span text:style-name="T17">Fuze switch</text:span> ... <text:span text:style-name="T19">ignored</text:span></text:p>
            </text:list-item>
            <text:list-item>
              <text:p text:style-name="P40"><text:span text:style-name="T17">Delivery Mode knob</text:span> ... <text:span text:style-name="T17">AGM-45</text:span></text:p>
            </text:list-item>
            <text:list-item>
              <text:p text:style-name="P40"><text:span text:style-name="T17">Weapon Select knob</text:span> ... <text:span text:style-name="T17">ARM</text:span></text:p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p text:style-name="P34">This activates the missile seeker, and provides steering information to detected emitter.</text:p>
                </text:list-item>
              </text:list>
            </text:list-item>
          </text:list>
        </text:list-item>
      </text:list>
      <text:list xml:id="list41611187843342" text:continue-list="list41611553806016" text:style-name="L10">
        <text:list-item>
          <text:list>
            <text:list-item>
              <text:p text:style-name="P35"><text:span text:style-name="T17">TGT/MSL REJ switch</text:span> ... <text:span text:style-name="T17">DF REJ</text:span> <text:span text:style-name="T25">(down)</text:span>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p text:style-name="P44"><text:span text:style-name="T15">DF REJ uses pitch elevation data from INS, which is more accurate than the missile seeker data. <text:s/>NORM (middle switch position) </text:span><text:span text:style-name="T14">uses missile seeker</text:span><text:span text:style-name="T15"> data.</text:span></text:p>
                </text:list-item>
              </text:list>
            </text:list-item>
          </text:list>
        </text:list-item>
      </text:list>
      <text:list xml:id="list41611219897738" text:continue-list="list41611187843342" text:style-name="L10">
        <text:list-item>
          <text:list>
            <text:list-item>
              <text:p text:style-name="P35"><text:span text:style-name="T17">WSO</text:span><text:span text:style-name="T25"> (If you are pilot, you'll have to go to the WSO seat and set these up yourself</text:span>)<text:span text:style-name="T25">:</text:span></text:p>
              <text:list>
                <text:list-item>
                  <text:p text:style-name="P35"><text:span text:style-name="T20">WRCS </text:span><text:span text:style-name="T21">Target Altitude knob</text:span><text:span text:style-name="T25"> ... </text:span><text:span text:style-name="T21">set to target altitude</text:span><text:span text:style-name="T25"> (use F10 map)</text:span><text:span text:style-name="T26"> (left console middle)</text:span></text:p>
                </text:list-item>
                <text:list-item>
                  <text:p text:style-name="P38"><text:span text:style-name="T17">WRCS </text:span><text:span text:style-name="T20">BIT </text:span><text:span text:style-name="T17">Mode knob</text:span> ... <text:span text:style-name="T17">AGM-45</text:span><text:span text:style-name="T26"> (left console middle)</text:span></text:p>
                </text:list-item>
              </text:list>
            </text:list-item>
          </text:list>
        </text:list-item>
        <text:list-item>
          <text:p text:style-name="P35">ADI needles show steering information. <text:s/>Fly to center the needles.</text:p>
        </text:list-item>
      </text:list>
      <text:list text:style-name="L14">
        <text:list-item>
          <text:list>
            <text:list-item>
              <text:p text:style-name="P36">Bank angle ma<text:span text:style-name="T36">y</text:span> change steering information, so multiple corrections may be needed to get the needles centered when wings are leveled.</text:p>
            </text:list-item>
          </text:list>
        </text:list-item>
      </text:list>
      <text:list xml:id="list41612404326946" text:continue-list="list41611219897738" text:style-name="L10">
        <text:list-item>
          <text:p text:style-name="P42">Put pipper on target (exactly on target if possible).</text:p>
        </text:list-item>
        <text:list-item>
          <text:p text:style-name="P42"><text:span text:style-name="T17">Press and hold Red Button</text:span>.</text:p>
        </text:list-item>
        <text:list-item>
          <text:p text:style-name="P38">BDHI readout <text:span text:style-name="T27">distance readout </text:span>should show ground distance to target<text:span text:style-name="T27"> (ground under pipper).</text:span></text:p>
        </text:list-item>
        <text:list-item>
          <text:p text:style-name="P35"><text:span text:style-name="T27">When you get closer, </text:span>AOA indicator shows release maneuver:</text:p>
          <text:list>
            <text:list-header>
              <text:p text:style-name="P45"><text:span text:style-name="T17">⋁</text:span> -- Dive</text:p>
              <text:p text:style-name="P45"><text:span text:style-name="T17">O</text:span> -- Level, or maintain current attitude for imminent launch</text:p>
              <text:p text:style-name="P45"><text:span text:style-name="T17">⋀</text:span> -- Pullup</text:p>
            </text:list-header>
          </text:list>
        </text:list-item>
        <text:list-item>
          <text:p text:style-name="P45"><text:span text:style-name="T27">M</text:span>aneuver in accordance with AOA lights instruction.</text:p>
        </text:list-item>
        <text:list-item>
          <text:p text:style-name="P45">Missile will <text:span text:style-name="T27">automatically </text:span>launch when in range<text:span text:style-name="T27"> if Red Button is still held. <text:s/>IMPORTANT All selected missiles will launch one after the other, even if you let go of pickle after first one launch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04:16:10.250000000</dc:date>
    <meta:editing-duration>P3DT3H40M38S</meta:editing-duration>
    <meta:editing-cycles>91</meta:editing-cycles>
    <meta:generator>LibreOffice/7.4.5.1$Windows_X86_64 LibreOffice_project/9c0871452b3918c1019dde9bfac75448afc4b57f</meta:generator>
    <meta:document-statistic meta:table-count="1" meta:image-count="0" meta:object-count="0" meta:page-count="2" meta:paragraph-count="78" meta:word-count="1062" meta:character-count="5855" meta:non-whitespace-character-count="4910"/>
  </office:meta>
</office:document-meta>
</file>